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52f" officeooo:paragraph-rsid="001a052f"/>
    </style:style>
    <style:style style:name="P2" style:family="paragraph" style:parent-style-name="Standard">
      <style:text-properties officeooo:rsid="001b52d0" officeooo:paragraph-rsid="001b52d0"/>
    </style:style>
    <style:style style:name="P3" style:family="paragraph" style:parent-style-name="Standard">
      <style:text-properties officeooo:rsid="001bec9c" officeooo:paragraph-rsid="001bec9c"/>
    </style:style>
    <style:style style:name="P4" style:family="paragraph" style:parent-style-name="Standard">
      <style:text-properties officeooo:rsid="001c4367" officeooo:paragraph-rsid="001c4367"/>
    </style:style>
    <style:style style:name="P5" style:family="paragraph" style:parent-style-name="Standard">
      <style:text-properties fo:font-size="12pt" fo:font-weight="bold" officeooo:rsid="001c4367" officeooo:paragraph-rsid="001c4367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style="normal" fo:font-weight="normal" officeooo:rsid="001bec9c" officeooo:paragraph-rsid="001e02b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e02b7" officeooo:paragraph-rsid="001e02b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fb800" officeooo:paragraph-rsid="001fb80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20pt" fo:font-weight="bold" officeooo:rsid="001b52d0" officeooo:paragraph-rsid="001b52d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1a052f" officeooo:paragraph-rsid="001a052f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style="normal" fo:font-weight="bold" officeooo:rsid="001bec9c" officeooo:paragraph-rsid="001bec9c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fo:font-size="20pt" fo:font-style="normal" fo:font-weight="bold" officeooo:rsid="001bec9c" officeooo:paragraph-rsid="001e02b7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2pt" fo:font-style="normal" fo:font-weight="normal" officeooo:rsid="001e02b7" officeooo:paragraph-rsid="001e02b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02b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ored Procedure</text:p>
      <text:p text:style-name="P1"/>
      <text:p text:style-name="P1">MariaDB [Avni]&gt; delimiter //</text:p>
      <text:p text:style-name="P1">MariaDB [Avni]&gt; create procedure sp_get() begin select * from employee; end //</text:p>
      <text:p text:style-name="P1">Query OK, 0 rows affected (0.002 sec)</text:p>
      <text:p text:style-name="P1"/>
      <text:p text:style-name="P1">MariaDB [Avni]&gt; delimiter ;</text:p>
      <text:p text:style-name="P1">MariaDB [Avni]&gt; call sp_get();</text:p>
      <text:p text:style-name="P1">+--------+---------------+--------------+----------------------+-------------+</text:p>
      <text:p text:style-name="P1">| emp_id | emp_firstname | emp_lastname | emp_email <text:s text:c="11"/>| emp_contact |</text:p>
      <text:p text:style-name="P1">+--------+---------------+--------------+----------------------+-------------+</text:p>
      <text:p text:style-name="P1">| <text:s text:c="5"/>1 | Avni <text:s text:c="9"/>| Sangani <text:s text:c="5"/>| avani@gmail.com <text:s text:c="5"/>| 9265569595 <text:s/>|</text:p>
      <text:p text:style-name="P1">| <text:s text:c="5"/>2 | Anjani <text:s text:c="7"/>| Patel <text:s text:c="7"/>| anjani@gmail.com <text:s text:c="4"/>| 9265569585 <text:s/>|</text:p>
      <text:p text:style-name="P1">| <text:s text:c="5"/>3 | Shriya <text:s text:c="7"/>| Patel <text:s text:c="7"/>| shriya@gmail.com <text:s text:c="4"/>| 8264569595 <text:s/>|</text:p>
      <text:p text:style-name="P1">| <text:s text:c="5"/>4 | Riya <text:s text:c="9"/>| Kansagra <text:s text:c="4"/>| riya@gmail.com <text:s text:c="6"/>| 9965569580 <text:s/>|</text:p>
      <text:p text:style-name="P1">| <text:s text:c="5"/>5 | Shreyanshi <text:s text:c="3"/>| Vekariya <text:s text:c="4"/>| shreyanshi@gmail.com | 7265569085 <text:s/>|</text:p>
      <text:p text:style-name="P1">| <text:s text:c="5"/>6 | Kajal <text:s text:c="8"/>| Panchal <text:s text:c="5"/>| kajal@gmail.com <text:s text:c="5"/>| 8264789595 <text:s/>|</text:p>
      <text:p text:style-name="P1">| <text:s text:c="5"/>7 | Piyush <text:s text:c="7"/>| Patel <text:s text:c="7"/>| piyush@gmail.com <text:s text:c="4"/>| 8265560585 <text:s/>|</text:p>
      <text:p text:style-name="P1">| <text:s text:c="5"/>8 | Vishv <text:s text:c="8"/>| Sangani <text:s text:c="5"/>| vishv@gmail.com <text:s text:c="5"/>| 9965589580 <text:s/>|</text:p>
      <text:p text:style-name="P1">| <text:s text:c="5"/>9 | Vrinda <text:s text:c="7"/>| Usadadiya <text:s text:c="3"/>| vrinda@gmail.com <text:s text:c="4"/>| 7265569795 <text:s/>|</text:p>
      <text:p text:style-name="P1">| <text:s text:c="4"/>10 | Khyati <text:s text:c="7"/>| Dadhaniya <text:s text:c="3"/>| khyati@gmail.com <text:s text:c="4"/>| 8264569597 <text:s/>|</text:p>
      <text:p text:style-name="P1">+--------+---------------+--------------+----------------------+-------------+</text:p>
      <text:p text:style-name="P1">10 rows in set (0.001 sec)</text:p>
      <text:p text:style-name="P1"/>
      <text:p text:style-name="P1">Query OK, 0 rows affected (0.001 sec)</text:p>
      <text:p text:style-name="P1"/>
      <text:p text:style-name="P2">=====<text:span text:style-name="T1">========================================================</text:span></text:p>
      <text:p text:style-name="P9">==&gt;Function:-</text:p>
      <text:p text:style-name="P2"/>
      <text:p text:style-name="P2">MariaDB [Avni]&gt; delimiter $$</text:p>
      <text:p text:style-name="P2">MariaDB [Avni]&gt; create function daily_wages(wage decimal(10,2))</text:p>
      <text:p text:style-name="P2"><text:s text:c="4"/>-&gt; returns decimal(10,2)</text:p>
      <text:p text:style-name="P2"><text:s text:c="4"/>-&gt; deterministic</text:p>
      <text:p text:style-name="P2"><text:s text:c="4"/>-&gt; begin</text:p>
      <text:p text:style-name="P2"><text:s text:c="4"/>-&gt; declare daily_wage decimal(10,2);</text:p>
      <text:p text:style-name="P2"><text:s text:c="4"/>-&gt; set daily_wage = wage * 8;</text:p>
      <text:p text:style-name="P2"><text:s text:c="4"/>-&gt; return (daily_wage);</text:p>
      <text:p text:style-name="P2"><text:s text:c="4"/>-&gt; end $$</text:p>
      <text:p text:style-name="P2">Query OK, 0 rows affected (0.003 sec)</text:p>
      <text:p text:style-name="P2"/>
      <text:p text:style-name="P2">MariaDB [Avni]&gt; delimiter ;</text:p>
      <text:p text:style-name="P2">MariaDB [Avni]&gt; select daily_wages(50);</text:p>
      <text:p text:style-name="P2">+-----------------+</text:p>
      <text:p text:style-name="P2">| daily_wages(50) |</text:p>
      <text:p text:style-name="P2">+-----------------+</text:p>
      <text:p text:style-name="P2">| <text:s text:c="9"/>400.00 |</text:p>
      <text:p text:style-name="P2">+-----------------+</text:p>
      <text:p text:style-name="P2">1 row in set (0.001 sec)</text:p>
      <text:p text:style-name="P2"/>
      <text:p text:style-name="P3">===========<text:span text:style-name="T1">==================================================</text:span></text:p>
      <text:p text:style-name="P11"><text:soft-page-break/>==&gt;Trigger (before insert)</text:p>
      <text:p text:style-name="P3">MariaDB [Avni]&gt; create table people (age INT,name VARCHAR(150));</text:p>
      <text:p text:style-name="P3">Query OK, 0 rows affected (0.008 sec)</text:p>
      <text:p text:style-name="P3"/>
      <text:p text:style-name="P3">MariaDB [Avni]&gt; delimiter //</text:p>
      <text:p text:style-name="P3">MariaDB [Avni]&gt; create trigger agecheck before insert on people for each row if NEW.age &lt; 0</text:p>
      <text:p text:style-name="P3"><text:s text:c="4"/>-&gt; then set NEW.age = 0; end if ; //</text:p>
      <text:p text:style-name="P3">Query OK, 0 rows affected (0.005 sec)</text:p>
      <text:p text:style-name="P3"/>
      <text:p text:style-name="P3">MariaDB [Avni]&gt; delimiter ;</text:p>
      <text:p text:style-name="P3">MariaDB [Avni]&gt; insert into people values (1,'Avni'),(2,'Anjani');</text:p>
      <text:p text:style-name="P3">Query OK, 2 rows affected (0.003 sec)</text:p>
      <text:p text:style-name="P3">Records: 2 <text:s/>Duplicates: 0 <text:s/>Warnings: 0</text:p>
      <text:p text:style-name="P3"/>
      <text:p text:style-name="P3">MariaDB [Avni]&gt; select * from people;</text:p>
      <text:p text:style-name="P3">+------+--------+</text:p>
      <text:p text:style-name="P3">| age <text:s/>| name <text:s text:c="2"/>|</text:p>
      <text:p text:style-name="P3">+------+--------+</text:p>
      <text:p text:style-name="P3">| <text:s text:c="3"/>1 | Avni <text:s text:c="2"/>|</text:p>
      <text:p text:style-name="P3">| <text:s text:c="3"/>2 | Anjani |</text:p>
      <text:p text:style-name="P3">+------+--------+</text:p>
      <text:p text:style-name="P3">2 rows in set (0.000 sec)</text:p>
      <text:p text:style-name="P3"/>
      <text:p text:style-name="P5">======<text:span text:style-name="T1">==============================================================</text:span></text:p>
      <text:p text:style-name="P4">==&gt;<text:span text:style-name="T4">Trigger (After Insert)</text:span></text:p>
      <text:p text:style-name="P4"/>
      <text:p text:style-name="P4">MariaDB [Avni]&gt; CREATE TABLE members (id INT AUTO_INCREMENT primary key,name VARCHAR(100) NOT NULL, email VARCHAR(255),birthDate DATE);</text:p>
      <text:p text:style-name="P4">Query OK, 0 rows affected (0.009 sec)</text:p>
      <text:p text:style-name="P4"/>
      <text:p text:style-name="P4">MariaDB [Avni]&gt; CREATE TABLE reminders(id INT AUTO_INCREMENT,memberId INT,message VARCHAR(255) NOT NULL,PRIMARY KEY (id , memberId) );</text:p>
      <text:p text:style-name="P4">Query OK, 0 rows affected (0.010 sec)</text:p>
      <text:p text:style-name="P4"/>
      <text:p text:style-name="P4">MariaDB [Avni]&gt; DELIMITER $$</text:p>
      <text:p text:style-name="P4">MariaDB [Avni]&gt; CREATE TRIGGER after_members_insert</text:p>
      <text:p text:style-name="P4"><text:s text:c="4"/>-&gt; AFTER INSERT</text:p>
      <text:p text:style-name="P4"><text:s text:c="4"/>-&gt; ON members FOR EACH ROW</text:p>
      <text:p text:style-name="P4"><text:s text:c="4"/>-&gt; BEGIN</text:p>
      <text:p text:style-name="P4"><text:s text:c="4"/>-&gt; IF NEW.birthDate IS NULL THEN</text:p>
      <text:p text:style-name="P4"><text:s text:c="4"/>-&gt; <text:s/>INSERT INTO reminders(memberId, message)</text:p>
      <text:p text:style-name="P4"><text:s text:c="4"/>-&gt; VALUES(new.id,CONCAT('Hi ', NEW.name, ', please update your date of birth.'));</text:p>
      <text:p text:style-name="P4"><text:s text:c="4"/>-&gt; <text:s/>END IF;</text:p>
      <text:p text:style-name="P4"><text:s text:c="4"/>-&gt; END$$</text:p>
      <text:p text:style-name="P4">Query OK, 0 rows affected (0.013 sec)</text:p>
      <text:p text:style-name="P4"/>
      <text:p text:style-name="P4">MariaDB [Avni]&gt; delimiter ;</text:p>
      <text:p text:style-name="P4">MariaDB [Avni]&gt; insert into members (name,email,birthdate) values ('Avni','avani@gmail.com',NULL);</text:p>
      <text:p text:style-name="P4">Query OK, 1 row affected (0.004 sec)</text:p>
      <text:p text:style-name="P4"/>
      <text:p text:style-name="P4"><text:soft-page-break/>MariaDB [Avni]&gt; select * from reminders ;</text:p>
      <text:p text:style-name="P4">+----+----------+--------------------------------------------+</text:p>
      <text:p text:style-name="P4">| id | memberId | message <text:s text:c="35"/>|</text:p>
      <text:p text:style-name="P4">+----+----------+--------------------------------------------+</text:p>
      <text:p text:style-name="P4">| <text:s/>1 | <text:s text:c="7"/>1 | Hi Avni, please update your date of birth. |</text:p>
      <text:p text:style-name="P4">+----+----------+--------------------------------------------+</text:p>
      <text:p text:style-name="P4">1 row in set (0.001 sec)</text:p>
      <text:p text:style-name="P4"/>
      <text:p text:style-name="P12">==&gt;Trigger (before <text:span text:style-name="T1">update</text:span>)</text:p>
      <text:p text:style-name="P6">MariaDB [Avni]&gt; CREATE TABLE person (name varchar(45), age int);</text:p>
      <text:p text:style-name="P6">Query OK, 0 rows affected (0.010 sec)</text:p>
      <text:p text:style-name="P6"/>
      <text:p text:style-name="P6">MariaDB [Avni]&gt; INSERT INTO person VALUES ('Matthew', 25), ('Mark', 20);</text:p>
      <text:p text:style-name="P6">Query OK, 2 rows affected (0.002 sec)</text:p>
      <text:p text:style-name="P6">Records: 2 <text:s/>Duplicates: 0 <text:s/>Warnings: 0</text:p>
      <text:p text:style-name="P6"/>
      <text:p text:style-name="P6">MariaDB [Avni]&gt; delimiter //</text:p>
      <text:p text:style-name="P6">MariaDB [Avni]&gt; CREATE TRIGGER person_bu BEFORE UPDATE</text:p>
      <text:p text:style-name="P6"><text:s text:c="4"/>-&gt; ON person</text:p>
      <text:p text:style-name="P6"><text:s text:c="4"/>-&gt; FOR EACH ROW</text:p>
      <text:p text:style-name="P6"><text:s text:c="4"/>-&gt; IF NEW.age &lt; 18 THEN</text:p>
      <text:p text:style-name="P6"><text:s text:c="4"/>-&gt; SIGNAL SQLSTATE '50002' SET MESSAGE_TEXT = 'Person must be older than 18.';</text:p>
      <text:p text:style-name="P6"><text:s text:c="4"/>-&gt; END IF; //</text:p>
      <text:p text:style-name="P6">Query OK, 0 rows affected (0.005 sec)</text:p>
      <text:p text:style-name="P6"/>
      <text:p text:style-name="P6">MariaDB [Avni]&gt; delimiter ;</text:p>
      <text:p text:style-name="P6">MariaDB [Avni]&gt; UPDATE person SET age = 25 WHERE name = 'Mark';</text:p>
      <text:p text:style-name="P6">Query OK, 1 row affected (0.003 sec)</text:p>
      <text:p text:style-name="P6">Rows matched: 1 <text:s/>Changed: 1 <text:s/>Warnings: 0</text:p>
      <text:p text:style-name="P13"/>
      <text:p text:style-name="P7"/>
      <text:p text:style-name="P7">MariaDB [Avni]&gt; CREATE TABLE average_age (age int);</text:p>
      <text:p text:style-name="P7">Query OK, 0 rows affected (0.010 sec)</text:p>
      <text:p text:style-name="P7"/>
      <text:p text:style-name="P7">MariaDB [Avni]&gt; delimiter //</text:p>
      <text:p text:style-name="P7">MariaDB [Avni]&gt; CREATE TRIGGER person_au AFTER UPDATE</text:p>
      <text:p text:style-name="P7"><text:s text:c="4"/>-&gt; ON person</text:p>
      <text:p text:style-name="P7"><text:s text:c="4"/>-&gt; FOR EACH ROW</text:p>
      <text:p text:style-name="P7"><text:s text:c="4"/>-&gt; UPDATE average_age SET average = (SELECT AVG(age) FROM person); // </text:p>
      <text:p text:style-name="P7">Query OK, 0 rows affected (0.004 sec)</text:p>
      <text:p text:style-name="P7"/>
      <text:p text:style-name="P7">MariaDB [Avni]&gt; delimiter ;</text:p>
      <text:p text:style-name="P7">MariaDB [Avni]&gt; UPDATE person SET age = 21 WHERE name = 'John';</text:p>
      <text:p text:style-name="P7">Query OK, 0 rows affected (0.001 sec)</text:p>
      <text:p text:style-name="P7">Rows matched: 0 <text:s/>Changed: 0 <text:s/>Warnings: 0</text:p>
      <text:p text:style-name="P7"/>
      <text:p text:style-name="P8">=======================================================================</text:p>
      <text:p text:style-name="P8">=&gt;Trigger (before delete)</text:p>
      <text:p text:style-name="P8">MariaDB [Avni]&gt; delimiter //</text:p>
      <text:p text:style-name="P8">MariaDB [Avni]&gt; CREATE TRIGGER person_bd BEFORE DELETE</text:p>
      <text:p text:style-name="P8"><text:s text:c="4"/>-&gt; ON person</text:p>
      <text:p text:style-name="P8"><text:soft-page-break/><text:s text:c="4"/>-&gt; FOR EACH ROW</text:p>
      <text:p text:style-name="P8"><text:s text:c="4"/>-&gt; INSERT INTO person_archive (name, age)</text:p>
      <text:p text:style-name="P8"><text:s text:c="4"/>-&gt; VALUES (OLD.name, OLD.age); //</text:p>
      <text:p text:style-name="P8">Query OK, 0 rows affected (0.003 sec)</text:p>
      <text:p text:style-name="P8"/>
      <text:p text:style-name="P8">MariaDB [Avni]&gt; delimiter ;</text:p>
      <text:p text:style-name="P8">MariaDB [Avni]&gt; DELETE FROM person WHERE name = 'Mark';</text:p>
      <text:p text:style-name="P8">Query OK, 1 row affected (0.042 sec)</text:p>
      <text:p text:style-name="P8"/>
      <text:p text:style-name="P8">MariaDB [Avni]&gt; Select * from person_archive;</text:p>
      <text:p text:style-name="P8">+------+------+</text:p>
      <text:p text:style-name="P8">| name | age <text:s/>|</text:p>
      <text:p text:style-name="P8">+------+------+</text:p>
      <text:p text:style-name="P8">| Mark | <text:s text:c="2"/>25 |</text:p>
      <text:p text:style-name="P8">+------+------+</text:p>
      <text:p text:style-name="P8">1 row in set (0.000 sec)</text:p>
      <text:p text:style-name="P8"/>
      <text:p text:style-name="P8"/>
      <text:p text:style-name="P8">===============================================</text:p>
      <text:p text:style-name="P8"/>
      <text:p text:style-name="P8">=&gt;Trigger (After Delete)</text:p>
      <text:p text:style-name="P8">MariaDB [Avni]&gt; CREATE TABLE average_age (age int);</text:p>
      <text:p text:style-name="P8">ERROR 1050 (42S01): Table 'average_age' already exists</text:p>
      <text:p text:style-name="P8">MariaDB [Avni]&gt; delimiter //</text:p>
      <text:p text:style-name="P8">MariaDB [Avni]&gt; CREATE TRIGGER person_ad AFTER DELETE</text:p>
      <text:p text:style-name="P8"><text:s text:c="4"/>-&gt; ON person</text:p>
      <text:p text:style-name="P8"><text:s text:c="4"/>-&gt; FOR EACH ROW</text:p>
      <text:p text:style-name="P8"><text:s text:c="4"/>-&gt; UPDATE average_age SET average = (SELECT AVG(person.age) FROM person); //</text:p>
      <text:p text:style-name="P8">Query OK, 0 rows affected (0.004 sec)</text:p>
      <text:p text:style-name="P8"/>
      <text:p text:style-name="P8">MariaDB [Avni]&gt; delimiter ;</text:p>
      <text:p text:style-name="P8">MariaDB [Avni]&gt; DELETE FROM person WHERE name = 'John';</text:p>
      <text:p text:style-name="P8">Query OK, 0 rows affected (0.001 sec)</text:p>
      <text:p text:style-name="P8"/>
      <text:p text:style-name="P8">MariaDB [Avni]&gt; Select * from average_age</text:p>
      <text:p text:style-name="P8"><text:s text:c="4"/>-&gt; ;</text:p>
      <text:p text:style-name="P8">Empty set (0.000 sec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17:40.772967284</meta:creation-date>
    <dc:date>2021-11-16T18:59:25.219113547</dc:date>
    <meta:editing-duration>PT21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54" meta:word-count="916" meta:character-count="6386" meta:non-whitespace-character-count="5225"/>
  </office:meta>
</office:document-meta>
</file>